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officeooo:rsid="00149229" officeooo:paragraph-rsid="00149229" style:font-size-asian="10.5pt" style:font-size-complex="12pt"/>
    </style:style>
    <style:style style:name="P2"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font-size="12pt" style:text-underline-style="none" officeooo:rsid="00149229" officeooo:paragraph-rsid="00149229" style:font-size-asian="10.5pt" style:font-size-complex="12pt"/>
    </style:style>
    <style:style style:name="P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49229"/>
    </style:style>
    <style:style style:name="P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6828e"/>
    </style:style>
    <style:style style:name="P5"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6"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712fe" officeooo:paragraph-rsid="001712fe"/>
    </style:style>
    <style:style style:name="P7"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8"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color="#000000" loext:opacity="100%" fo:font-size="12pt" style:text-underline-style="none" officeooo:rsid="00149229" officeooo:paragraph-rsid="00149229" style:font-size-asian="10.5pt" style:font-size-complex="12pt"/>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Liberation Serif" fo:font-size="12pt" officeooo:paragraph-rsid="00149229"/>
    </style:style>
    <style:style style:name="P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Liberation Serif" fo:font-size="12pt" fo:letter-spacing="normal" fo:font-style="normal" fo:font-weight="normal" officeooo:paragraph-rsid="00149229"/>
    </style:style>
    <style:style style:name="P11" style:family="paragraph" style:parent-style-name="Standard" style:list-style-name="L1">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2"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3"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4"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5"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bold" officeooo:rsid="00183614" officeooo:paragraph-rsid="00183614" style:font-weight-asian="bold" style:font-weight-complex="bold"/>
    </style:style>
    <style:style style:name="P16"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bold" officeooo:rsid="0016828e" officeooo:paragraph-rsid="0016828e" style:font-weight-asian="bold" style:font-weight-complex="bold"/>
    </style:style>
    <style:style style:name="P1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1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fc9fe"/>
    </style:style>
    <style:style style:name="P19"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paragraph-rsid="00257fcc"/>
    </style:style>
    <style:style style:name="P2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232c69"/>
    </style:style>
    <style:style style:name="P21" style:family="paragraph" style:parent-style-name="Standard" style:list-style-name="L5">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paragraph-rsid="00232c69"/>
    </style:style>
    <style:style style:name="P22"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paragraph-rsid="002692d0"/>
    </style:style>
    <style:style style:name="P23"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232c69"/>
    </style:style>
    <style:style style:name="P2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fc9fe" officeooo:paragraph-rsid="001fc9fe"/>
    </style:style>
    <style:style style:name="P2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232c69" officeooo:paragraph-rsid="00232c69"/>
    </style:style>
    <style:style style:name="P26"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rsid="002418f5" officeooo:paragraph-rsid="002418f5"/>
    </style:style>
    <style:style style:name="P27" style:family="paragraph" style:parent-style-name="Standard" style:list-style-name="L5">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rsid="002418f5" officeooo:paragraph-rsid="002418f5"/>
    </style:style>
    <style:style style:name="P2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bold" officeooo:rsid="00232c69" officeooo:paragraph-rsid="00232c69" style:font-weight-asian="bold" style:font-weight-complex="bold"/>
    </style:style>
    <style:style style:name="P29"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bold" officeooo:rsid="002418f5" officeooo:paragraph-rsid="002418f5" style:font-weight-asian="bold" style:font-weight-complex="bold"/>
    </style:style>
    <style:style style:name="P30"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bold" officeooo:paragraph-rsid="002692d0" style:font-weight-asian="bold" style:font-weight-complex="bold"/>
    </style:style>
    <style:style style:name="P31" style:family="paragraph" style:parent-style-name="Standard">
      <style:paragraph-properties fo:text-align="justify" style:justify-single-word="false" fo:orphans="2" fo:widows="2"/>
      <style:text-properties fo:font-variant="normal" fo:text-transform="none" fo:color="#374151" loext:opacity="100%" style:font-name="S hne" fo:font-size="12pt" fo:letter-spacing="normal" fo:font-style="normal" fo:font-weight="normal" officeooo:paragraph-rsid="002a0d85"/>
    </style:style>
    <style:style style:name="P32" style:family="paragraph" style:parent-style-name="Standard">
      <style:paragraph-properties fo:margin-left="0in" fo:margin-right="0in" fo:text-align="justify" style:justify-single-word="false" fo:orphans="2" fo:widows="2" fo:text-indent="0in" style:auto-text-indent="false"/>
      <style:text-properties fo:color="#000000" loext:opacity="100%" style:font-name="Liberation Serif" fo:font-size="12pt" fo:font-weight="normal" officeooo:paragraph-rsid="00232c69"/>
    </style:style>
    <style:style style:name="P33" style:family="paragraph" style:parent-style-name="Standard">
      <style:text-properties fo:color="#000000" loext:opacity="100%" style:font-name="Liberation Serif"/>
    </style:style>
    <style:style style:name="P34" style:family="paragraph" style:parent-style-name="Standard">
      <style:paragraph-properties fo:text-align="justify" style:justify-single-word="false"/>
      <style:text-properties fo:color="#000000" loext:opacity="100%"/>
    </style:style>
    <style:style style:name="P35"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font-size="12pt" style:text-underline-style="none" style:font-size-asian="10.5pt" style:font-size-complex="12pt"/>
    </style:style>
    <style:style style:name="P36" style:family="paragraph" style:parent-style-name="Standard">
      <style:paragraph-properties fo:text-align="justify" style:justify-single-word="false"/>
      <style:text-properties fo:font-size="12pt" style:text-underline-style="none" fo:font-weight="bold" style:font-size-asian="10.5pt" style:font-weight-asian="bold" style:font-size-complex="12pt" style:font-weight-complex="bold"/>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officeooo:paragraph-rsid="001fc9fe"/>
    </style:style>
    <style:style style:name="P39" style:family="paragraph" style:parent-style-name="Standard">
      <style:paragraph-properties fo:text-align="justify" style:justify-single-word="false"/>
      <style:text-properties officeooo:paragraph-rsid="00232c69"/>
    </style:style>
    <style:style style:name="P40" style:family="paragraph" style:parent-style-name="Standard">
      <style:paragraph-properties fo:text-align="justify" style:justify-single-word="false"/>
      <style:text-properties officeooo:paragraph-rsid="0027e2ba"/>
    </style:style>
    <style:style style:name="P41" style:family="paragraph" style:parent-style-name="Standard">
      <style:paragraph-properties fo:text-align="justify" style:justify-single-word="false"/>
      <style:text-properties officeooo:rsid="001fa767" officeooo:paragraph-rsid="001fc9fe"/>
    </style:style>
    <style:style style:name="P42"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43" style:family="paragraph" style:parent-style-name="Standard">
      <style:paragraph-properties fo:text-align="justify" style:justify-single-word="false"/>
      <style:text-properties fo:font-weight="bold" officeooo:paragraph-rsid="00232c69" style:font-weight-asian="bold" style:font-weight-complex="bold"/>
    </style:style>
    <style:style style:name="P44" style:family="paragraph" style:parent-style-name="Standard">
      <style:paragraph-properties fo:text-align="justify" style:justify-single-word="false"/>
      <style:text-properties fo:font-weight="bold" officeooo:paragraph-rsid="001fc9fe" style:font-weight-asian="bold" style:font-weight-complex="bold"/>
    </style:style>
    <style:style style:name="P45"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46" style:family="paragraph" style:parent-style-name="Text_20_body">
      <loext:graphic-properties draw:fill="none"/>
      <style:paragraph-properties fo:text-align="justify" style:justify-single-word="false" fo:background-color="transparent"/>
      <style:text-properties officeooo:paragraph-rsid="00183614"/>
    </style:style>
    <style:style style:name="P47" style:family="paragraph" style:parent-style-name="Text_20_body">
      <style:paragraph-properties fo:margin-left="0in" fo:margin-right="0in" fo:text-align="justify" style:justify-single-word="false" fo:orphans="2" fo:widows="2" fo:text-indent="0in" style:auto-text-indent="false"/>
      <style:text-properties officeooo:paragraph-rsid="001fc9fe"/>
    </style:style>
    <style:style style:name="P48" style:family="paragraph" style:parent-style-name="Text_20_body" style:list-style-name="L4">
      <style:paragraph-properties fo:text-align="justify" style:justify-single-word="false" fo:orphans="2" fo:widows="2"/>
      <style:text-properties officeooo:paragraph-rsid="001fc9fe"/>
    </style:style>
    <style:style style:name="P49" style:family="paragraph" style:parent-style-name="Text_20_body">
      <style:paragraph-properties fo:margin-left="0in" fo:margin-right="0in" fo:text-align="justify" style:justify-single-word="false" fo:orphans="2" fo:widows="2" fo:text-indent="0in" style:auto-text-indent="false"/>
      <style:text-properties officeooo:paragraph-rsid="002a5334"/>
    </style:style>
    <style:style style:name="T1" style:family="text">
      <style:text-properties fo:font-variant="normal" fo:text-transform="none" fo:color="#000000" loext:opacity="100%" style:font-name="Liberation Serif" fo:letter-spacing="normal" fo:font-style="normal" style:text-underline-style="none" fo:font-weight="normal" officeooo:rsid="00149229" style:font-size-asian="10.5pt" style:font-size-complex="12pt"/>
    </style:style>
    <style:style style:name="T2" style:family="text">
      <style:text-properties fo:font-variant="normal" fo:text-transform="none" fo:color="#000000" loext:opacity="100%" style:font-name="Liberation Serif"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183614"/>
    </style:style>
    <style:style style:name="T4" style:family="text">
      <style:text-properties fo:font-variant="normal" fo:text-transform="none" fo:color="#000000" loext:opacity="100%" style:font-name="Liberation Serif" fo:font-size="12pt" fo:letter-spacing="normal" fo:font-style="normal" fo:font-weight="normal" officeooo:rsid="001d2af4"/>
    </style:style>
    <style:style style:name="T5" style:family="text">
      <style:text-properties fo:font-variant="normal" fo:text-transform="none" fo:color="#000000" loext:opacity="100%" style:font-name="Liberation Serif" fo:font-size="12pt" fo:letter-spacing="normal" fo:font-style="normal" fo:font-weight="normal"/>
    </style:style>
    <style:style style:name="T6" style:family="text">
      <style:text-properties fo:font-variant="normal" fo:text-transform="none" fo:color="#000000" loext:opacity="100%" style:font-name="Liberation Serif" fo:font-size="12pt" fo:letter-spacing="normal" fo:font-style="normal" fo:font-weight="normal" officeooo:rsid="00232c69"/>
    </style:style>
    <style:style style:name="T7"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2a5334" style:font-size-asian="12pt" style:font-size-complex="12pt"/>
    </style:style>
    <style:style style:name="T9" style:family="text">
      <style:text-properties fo:font-variant="normal" fo:text-transform="none" fo:color="#000000" loext:opacity="100%" style:font-name="Liberation Serif" fo:font-size="12pt" fo:letter-spacing="normal" fo:font-style="normal" fo:font-weight="normal" officeooo:rsid="002a5334" style:font-size-asian="12pt" style:font-size-complex="12pt" loext:padding="0.0193in" loext:border="0.06pt solid #d9d9e3"/>
    </style:style>
    <style:style style:name="T10" style:family="text">
      <style:text-properties fo:font-variant="normal" fo:text-transform="none" fo:color="#000000" loext:opacity="100%" style:font-name="Liberation Serif" fo:font-size="12pt" fo:letter-spacing="normal" fo:font-style="normal" fo:font-weight="normal" officeooo:rsid="00232c69" style:font-size-asian="12pt" style:font-size-complex="12pt"/>
    </style:style>
    <style:style style:name="T11" style:family="text">
      <style:text-properties fo:font-variant="normal" fo:text-transform="none" fo:color="#000000" loext:opacity="100%" fo:font-size="12pt" fo:letter-spacing="normal" fo:font-style="normal" fo:font-weight="normal" officeooo:rsid="002a5334" style:font-size-asian="12pt" style:font-size-complex="12pt"/>
    </style:style>
    <style:style style:name="T12" style:family="text">
      <style:text-properties fo:font-variant="normal" fo:text-transform="none" fo:color="#000000" loext:opacity="100%" fo:font-size="12pt" fo:letter-spacing="normal" fo:font-style="normal" fo:font-weight="normal" officeooo:rsid="002a5334" style:font-size-asian="12pt" style:font-size-complex="12pt" loext:padding="0.0193in" loext:border="0.06pt solid #d9d9e3"/>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officeooo:rsid="00232c69"/>
    </style:style>
    <style:style style:name="T15" style:family="text">
      <style:text-properties fo:font-variant="normal" fo:text-transform="none" fo:color="#ffffff" loext:opacity="100%" fo:letter-spacing="normal" fo:background-color="#333333" loext:char-shading-value="0"/>
    </style:style>
    <style:style style:name="T16" style:family="text">
      <style:text-properties fo:font-variant="normal" fo:text-transform="none" fo:color="#ffffff" loext:opacity="100%" style:font-name="Söhne Mono" fo:font-size="10.5pt" fo:letter-spacing="normal" fo:font-style="normal" fo:font-weight="normal"/>
    </style:style>
    <style:style style:name="T17" style:family="text">
      <style:text-properties fo:font-variant="normal" fo:text-transform="none" fo:color="#ffffff" loext:opacity="100%" style:font-name="Söhne Mono" fo:font-size="10.5pt" fo:letter-spacing="normal" fo:font-style="normal" fo:font-weight="normal" fo:background-color="#333333" loext:char-shading-value="0" loext:padding="0.0193in" loext:border="0.06pt solid #d9d9e3"/>
    </style:style>
    <style:style style:name="T18" style:family="text">
      <style:text-properties fo:font-variant="normal" fo:text-transform="none" style:use-window-font-color="true" loext:opacity="0%" style:font-name="Söhne Mono" fo:font-size="10.5pt" fo:letter-spacing="normal" fo:font-style="normal" fo:font-weight="normal" fo:background-color="#333333" loext:char-shading-value="0"/>
    </style:style>
    <style:style style:name="T19" style:family="text">
      <style:text-properties fo:font-variant="normal" fo:text-transform="none" style:use-window-font-color="true" loext:opacity="0%" style:font-name="Söhne Mono" fo:font-size="10.5pt" fo:letter-spacing="normal" fo:font-style="normal" fo:font-weight="normal" fo:background-color="#333333" loext:char-shading-value="0" loext:padding="0.0193in" loext:border="0.06pt solid #d9d9e3"/>
    </style:style>
    <style:style style:name="T20" style:family="text">
      <style:text-properties fo:font-variant="normal" fo:text-transform="none" style:use-window-font-color="true" loext:opacity="0%" fo:letter-spacing="normal" fo:background-color="#333333" loext:char-shading-value="0" loext:padding="0.0193in" loext:border="0.06pt solid #d9d9e3"/>
    </style:style>
    <style:style style:name="T21" style:family="text">
      <style:text-properties fo:font-variant="normal" fo:text-transform="none" fo:color="#374151" loext:opacity="100%" style:font-name="S hne" fo:font-size="12pt" fo:letter-spacing="normal" fo:font-style="normal" fo:font-weight="normal"/>
    </style:style>
    <style:style style:name="T22" style:family="text">
      <style:text-properties fo:font-variant="normal" fo:text-transform="none" fo:color="#374151" loext:opacity="100%" style:font-name="S hne" fo:font-size="12pt" fo:letter-spacing="normal" fo:font-style="normal" fo:font-weight="normal" officeooo:rsid="002a5334" style:font-size-asian="12pt" style:font-size-complex="12pt"/>
    </style:style>
    <style:style style:name="T23" style:family="text">
      <style:text-properties fo:font-variant="normal" fo:text-transform="none" fo:color="#374151" loext:opacity="100%" style:font-name="Liberation Serif" fo:font-size="12pt" fo:letter-spacing="normal" fo:font-style="normal" fo:font-weight="normal" officeooo:rsid="002a5334" style:font-size-asian="12pt" style:font-size-complex="12pt"/>
    </style:style>
    <style:style style:name="T24" style:family="text">
      <style:text-properties fo:font-variant="normal" fo:text-transform="none" fo:color="#374151" loext:opacity="100%" fo:font-size="12pt" fo:letter-spacing="normal" fo:font-style="normal" fo:font-weight="normal" officeooo:rsid="002a5334" style:font-size-asian="12pt" style:font-size-complex="12pt"/>
    </style:style>
    <style:style style:name="T25" style:family="text">
      <style:text-properties fo:font-variant="normal" fo:text-transform="none" fo:color="#374151" loext:opacity="100%" fo:letter-spacing="normal"/>
    </style:style>
    <style:style style:name="T26" style:family="text">
      <style:text-properties fo:font-variant="normal" fo:text-transform="none" style:font-name="Liberation Serif" fo:font-size="12pt" fo:letter-spacing="normal" fo:font-style="normal" fo:font-weight="normal" officeooo:rsid="002a5334" style:font-size-asian="12pt" style:font-size-complex="12pt"/>
    </style:style>
    <style:style style:name="T27" style:family="text">
      <style:text-properties fo:font-variant="normal" fo:text-transform="none" style:font-name="Liberation Serif" fo:font-size="12pt" fo:letter-spacing="normal" fo:font-style="normal" fo:font-weight="normal" officeooo:rsid="002a5334" style:font-size-asian="12pt" style:font-size-complex="12pt" loext:padding="0.0193in" loext:border="0.06pt solid #d9d9e3"/>
    </style:style>
    <style:style style:name="T28" style:family="text">
      <style:text-properties fo:font-variant="normal" fo:text-transform="none" fo:font-size="12pt" fo:letter-spacing="normal" fo:font-style="normal" fo:font-weight="normal" officeooo:rsid="002a5334" style:font-size-asian="12pt" style:font-size-complex="12pt"/>
    </style:style>
    <style:style style:name="T29" style:family="text">
      <style:text-properties style:text-underline-style="none" officeooo:rsid="00149229" style:font-size-asian="10.5pt" style:font-size-complex="12pt"/>
    </style:style>
    <style:style style:name="T30" style:family="text">
      <style:text-properties style:text-underline-style="none" officeooo:rsid="0016828e" style:font-size-asian="10.5pt" style:font-size-complex="12pt"/>
    </style:style>
    <style:style style:name="T31" style:family="text">
      <style:text-properties style:font-name="Liberation Serif" style:text-underline-style="none" officeooo:rsid="00149229" style:font-size-asian="10.5pt" style:font-size-complex="12pt"/>
    </style:style>
    <style:style style:name="T32" style:family="text">
      <style:text-properties fo:color="#000000" loext:opacity="100%" style:font-name="Liberation Serif" style:text-underline-style="none" officeooo:rsid="00149229" style:font-size-asian="10.5pt" style:font-size-complex="12pt"/>
    </style:style>
    <style:style style:name="T33" style:family="text">
      <style:text-properties fo:color="#000000" loext:opacity="100%" style:font-name="Liberation Serif" style:text-underline-style="none" officeooo:rsid="0016828e" style:font-size-asian="10.5pt" style:font-size-complex="12pt"/>
    </style:style>
    <style:style style:name="T34" style:family="text">
      <style:text-properties fo:color="#000000" loext:opacity="100%" style:font-name="Liberation Serif"/>
    </style:style>
    <style:style style:name="T35" style:family="text">
      <style:text-properties fo:color="#000000" loext:opacity="100%" style:font-name="Liberation Serif" officeooo:rsid="0027e2ba"/>
    </style:style>
    <style:style style:name="T36" style:family="text">
      <style:text-properties fo:color="#000000" loext:opacity="100%" style:font-name="Liberation Serif" officeooo:rsid="002418f5"/>
    </style:style>
    <style:style style:name="T37" style:family="text">
      <style:text-properties fo:color="#000000" loext:opacity="100%" style:font-name="Liberation Serif" officeooo:rsid="002a0d85"/>
    </style:style>
    <style:style style:name="T38" style:family="text">
      <style:text-properties fo:color="#000000" loext:opacity="100%" style:font-name="Liberation Serif" officeooo:rsid="002a91d4"/>
    </style:style>
    <style:style style:name="T39" style:family="text">
      <style:text-properties officeooo:rsid="001712fe"/>
    </style:style>
    <style:style style:name="T40" style:family="text">
      <style:text-properties fo:color="#374151" loext:opacity="100%" style:font-name="S hne" officeooo:rsid="001712fe"/>
    </style:style>
    <style:style style:name="T41" style:family="text">
      <style:text-properties officeooo:rsid="001d2af4"/>
    </style:style>
    <style:style style:name="T42" style:family="text">
      <style:text-properties fo:color="#4ec9b0" loext:opacity="100%" style:font-name="Droid Sans Mono" fo:font-size="10.5pt" fo:font-weight="normal" fo:background-color="#1f1f1f" loext:char-shading-value="0"/>
    </style:style>
    <style:style style:name="T43" style:family="text">
      <style:text-properties fo:color="#4ec9b0" loext:opacity="100%" style:font-name="Droid Sans Mono" fo:font-size="10.5pt" fo:background-color="#1f1f1f" loext:char-shading-value="0"/>
    </style:style>
    <style:style style:name="T44" style:family="text">
      <style:text-properties fo:color="#cccccc" loext:opacity="100%" style:font-name="Droid Sans Mono" fo:font-size="10.5pt" fo:font-weight="normal" fo:background-color="#1f1f1f" loext:char-shading-value="0"/>
    </style:style>
    <style:style style:name="T45" style:family="text">
      <style:text-properties fo:color="#cccccc" loext:opacity="100%" style:font-name="Droid Sans Mono" fo:font-size="10.5pt" fo:background-color="#1f1f1f" loext:char-shading-value="0"/>
    </style:style>
    <style:style style:name="T46" style:family="text">
      <style:text-properties fo:color="#9cdcfe" loext:opacity="100%" style:font-name="Droid Sans Mono" fo:font-size="10.5pt" fo:font-weight="normal" fo:background-color="#1f1f1f" loext:char-shading-value="0"/>
    </style:style>
    <style:style style:name="T47" style:family="text">
      <style:text-properties fo:color="#d4d4d4" loext:opacity="100%" style:font-name="Droid Sans Mono" fo:font-size="10.5pt" fo:font-weight="normal" fo:background-color="#1f1f1f" loext:char-shading-value="0"/>
    </style:style>
    <style:style style:name="T48" style:family="text">
      <style:text-properties fo:color="#d4d4d4" loext:opacity="100%" style:font-name="Droid Sans Mono" fo:font-size="10.5pt" fo:background-color="#1f1f1f" loext:char-shading-value="0"/>
    </style:style>
    <style:style style:name="T49" style:family="text">
      <style:text-properties fo:color="#b5cea8" loext:opacity="100%" style:font-name="Droid Sans Mono" fo:font-size="10.5pt" fo:font-weight="normal" fo:background-color="#1f1f1f" loext:char-shading-value="0"/>
    </style:style>
    <style:style style:name="T50" style:family="text">
      <style:text-properties fo:color="#b5cea8" loext:opacity="100%" style:font-name="Droid Sans Mono" fo:font-size="10.5pt" fo:background-color="#1f1f1f" loext:char-shading-value="0"/>
    </style:style>
    <style:style style:name="T51" style:family="text">
      <style:text-properties officeooo:rsid="001e5f31"/>
    </style:style>
    <style:style style:name="T52" style:family="text">
      <style:text-properties officeooo:rsid="001fc9fe"/>
    </style:style>
    <style:style style:name="T53" style:family="text">
      <style:text-properties loext:padding="0.0193in" loext:border="0.06pt solid #d9d9e3"/>
    </style:style>
    <style:style style:name="T54" style:family="text">
      <style:text-properties fo:background-color="#333333" loext:char-shading-value="0" loext:padding="0.0193in" loext:border="0.06pt solid #d9d9e3"/>
    </style:style>
    <style:style style:name="T55" style:family="text">
      <style:text-properties fo:color="#168253" loext:opacity="100%" loext:padding="0.0193in" loext:border="0.06pt solid #d9d9e3"/>
    </style:style>
    <style:style style:name="T56" style:family="text">
      <style:text-properties style:use-window-font-color="true" loext:opacity="0%" fo:background-color="#333333" loext:char-shading-value="0" loext:padding="0.0193in" loext:border="0.06pt solid #d9d9e3"/>
    </style:style>
    <style:style style:name="T57" style:family="text">
      <style:text-properties fo:color="#069a2e" loext:opacity="100%"/>
    </style:style>
    <style:style style:name="T58" style:family="text">
      <style:text-properties officeooo:rsid="00232c69"/>
    </style:style>
    <style:style style:name="T59" style:family="text">
      <style:text-properties fo:color="#569cd6" loext:opacity="100%" style:font-name="Droid Sans Mono" fo:font-size="10.5pt" fo:background-color="#1f1f1f" loext:char-shading-value="0"/>
    </style:style>
    <style:style style:name="T60" style:family="text">
      <style:text-properties fo:color="#569cd6" loext:opacity="100%" style:font-name="Droid Sans Mono" fo:font-size="10.5pt" fo:font-weight="normal" fo:background-color="#1f1f1f" loext:char-shading-value="0"/>
    </style:style>
    <style:style style:name="T61" style:family="text">
      <style:text-properties fo:color="#4fc1ff" loext:opacity="100%" style:font-name="Droid Sans Mono" fo:font-size="10.5pt" fo:background-color="#1f1f1f" loext:char-shading-value="0"/>
    </style:style>
    <style:style style:name="T62" style:family="text">
      <style:text-properties fo:color="#4fc1ff" loext:opacity="100%" style:font-name="Droid Sans Mono" fo:font-size="10.5pt" fo:font-weight="normal" fo:background-color="#1f1f1f" loext:char-shading-value="0"/>
    </style:style>
    <style:style style:name="T63" style:family="text">
      <style:text-properties fo:color="#dcdcaa" loext:opacity="100%" style:font-name="Droid Sans Mono" fo:font-size="10.5pt" fo:background-color="#1f1f1f" loext:char-shading-value="0"/>
    </style:style>
    <style:style style:name="T64" style:family="text">
      <style:text-properties style:font-name="Liberation Serif"/>
    </style:style>
    <style:style style:name="T65" style:family="text">
      <style:text-properties style:font-name="Liberation Serif" loext:padding="0.0193in" loext:border="0.06pt solid #d9d9e3"/>
    </style:style>
    <style:style style:name="T66" style:family="text">
      <style:text-properties style:font-name="Liberation Serif" officeooo:rsid="002a91d4"/>
    </style:style>
    <style:style style:name="T67" style:family="text">
      <style:text-properties officeooo:rsid="002418f5"/>
    </style:style>
    <style:style style:name="T68" style:family="text">
      <style:text-properties officeooo:rsid="00257fcc"/>
    </style:style>
    <style:style style:name="T69" style:family="text">
      <style:text-properties officeooo:rsid="002a91d4"/>
    </style:style>
    <style:style style:name="T70"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horizontal-align="justify" draw:textarea-vertical-align="middle" draw:auto-grow-height="false" fo:min-height="0.022in" fo:min-width="0.5953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2374in" fo:min-width="0.0209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0209in" fo:min-width="0.346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Programming Fundamentals</text:p>
      <text:p text:style-name="P45">Assignment 2</text:p>
      <text:p text:style-name="P42"/>
      <text:p text:style-name="P42"/>
      <text:p text:style-name="P36">1. Elucidate the following concepts: 'Statically Typed Language', 'Dynamically Typed Language', 'Strongly Typed Language', and 'Loosely Typed Language'? Also, into which of these categories would Java fall?”</text:p>
      <text:p text:style-name="P35"/>
      <text:p text:style-name="P1">Statically Typed languages – Statically Typed Languages means that kind of languages declares the variables types in the source code at compile time.</text:p>
      <text:p text:style-name="P2"/>
      <text:p text:style-name="P3"><text:span text:style-name="T29">Dynamically typed languages -</text:span><text:span text:style-name="T31">Dynamically typed languages means these kinds of languages check the types of variables in the source code during the runtime procedure,</text:span><text:span text:style-name="T1">and if there is a type mismatch, errors may occur during program execution.</text:span></text:p>
      <text:p text:style-name="P8"/>
      <text:p text:style-name="P4"><text:span text:style-name="T29">Strongly Typed language – S</text:span><text:span text:style-name="T32">trongly Typed languages means these type of languages </text:span><text:span text:style-name="T33">stricly</text:span><text:span text:style-name="T32"> concern about the </text:span><text:span text:style-name="T33">variable </text:span><text:span text:style-name="T32">types in the source code </text:span><text:span text:style-name="T33">and </text:span><text:span text:style-name="T2">it doesn't allow implicit type conversions between different data types</text:span><text:span text:style-name="T32">.</text:span></text:p>
      <text:p text:style-name="P2"/>
      <text:p text:style-name="P9"><text:span text:style-name="T29">Loosely Typed Language- Loosely typed language means this type of languages do not care more about the </text:span><text:span text:style-name="T30">variable </text:span><text:span text:style-name="T29">types in the source code </text:span><text:span text:style-name="T30">and </text:span><text:span text:style-name="T13">that allows implicit type conversions between different data types.</text:span></text:p>
      <text:p text:style-name="P10"/>
      <text:list xml:id="list639813022" text:style-name="L1">
        <text:list-item>
          <text:p text:style-name="P11">Java is a statically typed language as well as the dynamically typed language. In the other hand java is a strongly typed language.</text:p>
        </text:list-item>
      </text:list>
      <text:p text:style-name="P5"/>
      <text:p text:style-name="P5"/>
      <text:p text:style-name="P16">2. "Could you clarify the meanings of 'Case Sensitive', 'Case Insensitive', and 'Case Sensitive-Insensitive' as they relate to programming languages with some examples? Furthermore, how would you classify Java in relation to these terms?”</text:p>
      <text:p text:style-name="P5"/>
      <text:p text:style-name="P5">Case Sensitive - Case sensitivity in a programming language refers to whether the language <text:span text:style-name="T39">identify the difference</text:span> between uppercase and lowercase letters in identifiers, such as variable names, fu<text:span text:style-name="T40">ncti</text:span>on names, and keywords. In a case-sensitive language, "Identifier" and "identifier" are considered two different identifiers and can be used to represent different entities.</text:p>
      <text:p text:style-name="P6">Ex -Python language,Java language</text:p>
      <text:p text:style-name="P6"/>
      <text:p text:style-name="P6">Case Insensitive - case-insensitive language treats uppercase and lowercase letters as equivalent when parsing identifiers. That means "Identifier" and "identifier" would be considered the same identifier, and they cannot be used to represent different entities. The language ignores the case when performing identifier lookup or comparisons.</text:p>
      <text:p text:style-name="P7">Ex-Visual basic</text:p>
      <text:p text:style-name="P7"/>
      <text:p text:style-name="P7">Case Sensitive-Insensitive - In some programming languages, the case sensitivity can be a select. Developers can choose whether identifiers are treated as case-sensitive or case-insensitive based on their needs. In such languages, some parts of the code may be case-sensitive while others are not.</text:p>
      <text:p text:style-name="P7">Ex – Java Script</text:p>
      <text:p text:style-name="P7"/>
      <text:list xml:id="list290888396" text:style-name="L2">
        <text:list-item>
          <text:p text:style-name="P13">Java is a case-sensitive language. </text:p>
        </text:list-item>
      </text:list>
      <text:p text:style-name="P7"/>
      <text:p text:style-name="P7"><text:soft-page-break/></text:p>
      <text:p text:style-name="P15">3. Explain the concept of Identity Conversion in Java? Please provide two examples to substantiate your explanation.</text:p>
      <text:p text:style-name="P7"/>
      <text:p text:style-name="P46"><text:span text:style-name="T3">Type/</text:span><text:span text:style-name="T4">identity</text:span><text:span text:style-name="T3"> conversion, also known as typecasting or type coercion, is the process of converting data from one data type to another in a programming language. Java supports type conversion for both primitive and reference data types. The goal of type conversion is to change the data type of a value while retaining its original value. In</text:span> Java, programmers can perform type conversion to convert a variable from one primitive data type to another or to convert objects between compatible reference data types. However, it's important to note that type conversion is not applicable to Boolean data type variables. Overall, type conversion in Java enables developers to manipulate and use data in different ways by changing its data type, allowing for flexibility and adaptability in programming solutions.</text:p>
      <text:p text:style-name="P37"><text:span text:style-name="T41">Ex - </text:span><text:span text:style-name="T42">byte</text:span><text:span text:style-name="T44"> </text:span><text:span text:style-name="T46">myByte</text:span><text:span text:style-name="T44"> </text:span><text:span text:style-name="T47">=</text:span><text:span text:style-name="T44"> </text:span><text:span text:style-name="T49">10</text:span><text:span text:style-name="T44">;</text:span> - <text:span text:style-name="T41">here integer type 10, convert into type byte</text:span></text:p>
      <text:p text:style-name="P37"><text:span text:style-name="T3"><text:s text:c="8"/></text:span><text:span text:style-name="T42">short</text:span><text:span text:style-name="T44"> </text:span><text:span text:style-name="T46">myShort2</text:span><text:span text:style-name="T44"> </text:span><text:span text:style-name="T47">=</text:span><text:span text:style-name="T44"> </text:span><text:span text:style-name="T49">355</text:span><text:span text:style-name="T44">;</text:span> - <text:span text:style-name="T51">here integer type 355, covert into type short</text:span></text:p>
      <text:p text:style-name="P37"/>
      <text:p text:style-name="P44">4. Explain the concept of Primitive Widening Conversion in Java with examples and diagrams.</text:p>
      <text:p text:style-name="P38"/>
      <text:p text:style-name="P18">In Java, primitive widening conversion is a type conversion that occurs automatically when a value of a smaller data type is assigned to a variable of a larger data type. In other words, it involves converting a value from one primitive data type to another larger data type without any loss of data.</text:p>
      <text:p text:style-name="P18"/>
      <text:p text:style-name="P47"><text:span text:style-name="T5">Java supports the following primitive widening conversions, listed in increasing order of size:</text:span></text:p>
      <text:list xml:id="list3403023220" text:style-name="L4">
        <text:list-item>
          <text:p text:style-name="P48">byte to short, int, long, float, or doubl<text:span text:style-name="T52">e</text:span></text:p>
        </text:list-item>
        <text:list-item>
          <text:p text:style-name="P48">short to int, long, float, or double</text:p>
        </text:list-item>
        <text:list-item>
          <text:p text:style-name="P48">char to int, long, float, or double</text:p>
        </text:list-item>
        <text:list-item>
          <text:p text:style-name="P48">int to long, float, or double</text:p>
        </text:list-item>
        <text:list-item>
          <text:p text:style-name="P48">long to float or double</text:p>
        </text:list-item>
        <text:list-item>
          <text:p text:style-name="P48">float to double</text:p>
        </text:list-item>
      </text:list>
      <text:p text:style-name="P24">The order of primitive widening conversions in Java can be simply represented as follows:</text:p>
      <text:p text:style-name="P24"/>
      <text:p text:style-name="P38"><text:tab/><text:tab/><text:tab/> <text:s text:c="6"/><text:span text:style-name="T51">char</text:span></text:p>
      <text:p text:style-name="P38"><draw:custom-shape text:anchor-type="paragraph" draw:z-index="4" draw:name="Shape 4"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8"/>
      <text:p text:style-name="P38"><draw:custom-shape text:anchor-type="paragraph" draw:z-index="0" draw:name="Shape 1" draw:style-name="gr3" svg:width="0.3961in" svg:height="0.0421in" svg:x="0.4508in" svg:y="0.08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name="Shape 2" draw:style-name="gr3" svg:width="0.3961in" svg:height="0.0421in" svg:x="1.3984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Shape 3" draw:style-name="gr3" svg:width="0.3961in" svg:height="0.0421in" svg:x="2.1071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1">b</text:span>yte <text:s text:c="14"/><text:span text:style-name="T51">short <text:s text:c="13"/>int <text:s text:c="13"/>long</text:span></text:p>
      <text:p text:style-name="P38"><draw:custom-shape text:anchor-type="paragraph" draw:z-index="5" draw:name="Shape 6"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 7" draw:style-name="gr2" svg:width="0.0421in" svg:height="0.2713in" svg:x="2.7736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 8" draw:style-name="gr1" svg:width="0.6803in" svg:height="0.0433in" draw:transform="rotate (-0.53843407424025) translate (2.08680555555556in 0.01527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1" svg:width="0.6803in" svg:height="0.0433in" draw:transform="rotate (-2.6459191460234) translate (2.67638888888889in 0.06458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text:s/></text:p>
      <text:p text:style-name="P38"><draw:custom-shape text:anchor-type="paragraph" draw:z-index="3" draw:name="Shape 5" draw:style-name="gr3" svg:width="0.3961in" svg:height="0.0421in" svg:x="2.211in" svg:y="0.0693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43"/><text:span text:style-name="T51">float <text:s text:c="14"/>double</text:span></text:p>
      <text:p text:style-name="P38"/>
      <text:p text:style-name="P41">According to the <text:span text:style-name="T52">above graph the type conversions occurs automatically.</text:span></text:p>
      <text:p text:style-name="P38"><text:span text:style-name="T52">Ex – <text:tab/></text:span><text:span text:style-name="T54">float</text:span><text:span text:style-name="T15"> </text:span><text:span text:style-name="T54">myFloat</text:span><text:span text:style-name="T15"> </text:span><text:span text:style-name="T54">=</text:span><text:span text:style-name="T15"> </text:span><text:span text:style-name="T54">3.14f;</text:span><text:span text:style-name="T16"> </text:span></text:p>
      <text:p text:style-name="P37"><text:tab/><text:span text:style-name="T54">double</text:span><text:span text:style-name="T15"> </text:span><text:span text:style-name="T54">myDouble</text:span><text:span text:style-name="T15"> </text:span><text:span text:style-name="T54">=</text:span><text:span text:style-name="T15"> </text:span><text:span text:style-name="T18">myFloat;</text:span><text:span text:style-name="T16"> </text:span><text:span text:style-name="T57">// Widening conversion from float to double</text:span></text:p>
      <text:p text:style-name="P38"><text:span text:style-name="T55"/></text:p>
      <text:p text:style-name="P37"><text:tab/><text:span text:style-name="T56">byte</text:span><text:span text:style-name="T20"> </text:span><text:span text:style-name="T56">myByte</text:span><text:span text:style-name="T20"> </text:span><text:span text:style-name="T56">=</text:span><text:span text:style-name="T20"> </text:span><text:span text:style-name="T56">100</text:span><text:span text:style-name="T19">; </text:span></text:p>
      <text:p text:style-name="P37"><text:soft-page-break/><text:tab/><text:span text:style-name="T56">int</text:span><text:span text:style-name="T20"> </text:span><text:span text:style-name="T56">myInt</text:span><text:span text:style-name="T20"> </text:span><text:span text:style-name="T56">=</text:span><text:span text:style-name="T20"> </text:span><text:span text:style-name="T19">myByte</text:span><text:span text:style-name="T17">;</text:span> /<text:span text:style-name="T57">/ Widening conversion from byte to int</text:span></text:p>
      <text:p text:style-name="P37"><text:span text:style-name="T55"/></text:p>
      <text:p text:style-name="P43">5. Explain the the difference between run-time constant and Compile-time constant in java with examples.</text:p>
      <text:p text:style-name="P39"/>
      <text:p text:style-name="P23">A compile-time constant is a value that is known and fixed at compile time.</text:p>
      <text:p text:style-name="P37"><text:span text:style-name="T6">Ex- </text:span><text:span text:style-name="T60">final</text:span><text:span text:style-name="T44"> </text:span><text:span text:style-name="T42">int</text:span><text:span text:style-name="T44"> </text:span><text:span text:style-name="T62">MY_CONST</text:span><text:span text:style-name="T44"> </text:span><text:span text:style-name="T47">=</text:span><text:span text:style-name="T44"> </text:span><text:span text:style-name="T49">10</text:span><text:span text:style-name="T44">;</text:span> </text:p>
      <text:p text:style-name="P37"/>
      <text:p text:style-name="P17">A run-time constant is a value that is determined and known only during the program's execution at runtime. These constants are not resolved at compile time but are computed and assigned values during program execution.</text:p>
      <text:p text:style-name="P32"><text:span text:style-name="T14">Ex- </text:span><text:span text:style-name="T59">final</text:span><text:span text:style-name="T45"> </text:span><text:span text:style-name="T43">int</text:span><text:span text:style-name="T45"> </text:span><text:span text:style-name="T61">MY_CONST2</text:span><text:span text:style-name="T45"> </text:span><text:span text:style-name="T48">=</text:span><text:span text:style-name="T45"> </text:span><text:span text:style-name="T50">10</text:span><text:span text:style-name="T45"> </text:span><text:span text:style-name="T48">*</text:span><text:span text:style-name="T45"> (</text:span><text:span text:style-name="T43">int</text:span><text:span text:style-name="T45">) </text:span><text:span text:style-name="T43">Math</text:span><text:span text:style-name="T45">.</text:span><text:span text:style-name="T63">random</text:span><text:span text:style-name="T45">();</text:span></text:p>
      <text:p text:style-name="P25"/>
      <text:p text:style-name="P28">6. Explain the difference between Implicit (Automatic) Narrowing Primitive Conversions and Explicit Narrowing Conversions (Casting) and what conditions must be met for an implicit narrowing primitive conversion to occur?</text:p>
      <text:p text:style-name="P25"/>
      <text:p text:style-name="P20"><text:span text:style-name="T58">Implicit (Automatic) Narrowing Primitive Conversions - Implicit narrowing conversions occur automatically by the Java compiler when assigning a value of a larger data type to a variable of a smaller data type. The conversion happens without the need for explicit syntax (such as casting), but it's crucial to note that data loss may occur if the value cannot be precisely represented in the target data type. </text:span>An implicit narrowing conversion can occur if and only if the following conditions are met:</text:p>
      <text:p text:style-name="P20"/>
      <text:list xml:id="list2578781620" text:style-name="L5">
        <text:list-item>
          <text:p text:style-name="P21">The target data type (the one being assigned to) has a smaller size (in terms of bits) than the source data type (the one being assigned from).</text:p>
        </text:list-item>
        <text:list-item>
          <text:p text:style-name="P21">The value being assigned fits within the range of the target data type. If the value is outside the valid range of the target data type, data loss will occur, and the compiler will generate a compilation error.</text:p>
        </text:list-item>
        <text:list-item>
          <text:p text:style-name="P27">The value of the source data type should be compile time constant.</text:p>
        </text:list-item>
      </text:list>
      <text:p text:style-name="P26"/>
      <text:p text:style-name="P26">Explicit Narrowing Conversions (Casting) - Explicit narrowing conversions (or casting) are performed when a developer explicitly instructs the compiler to convert a value from a larger data type to a smaller data type. It's used to indicate that the developer is aware of the potential data loss and accepts the consequences.</text:p>
      <text:p text:style-name="P26"/>
      <text:p text:style-name="P29">7. How can a long data type, which is 64 bits in Java, be assigned into a float data type that's only 32 bits? Could you explain this seeming discrepancy?”</text:p>
      <text:p text:style-name="P26"/>
      <text:p text:style-name="P19"><text:span text:style-name="T68">That logic can not explain by using number of bits. Even float uses </text:span>32 bits but can represent larger values through the use of the scientific notation method. This method allows float values to cover a broader range of magnitudes, enabling conversion from any value stored in the long data type into a value that can be represented within the 32 bits of the float data type. However, because the float data type has only 23 bits available for the significant, some precision is lost in representing the original long value, which has 64 bits. Thus, the converted float value is an approximation of the original long value, with some potential loss of precision.</text:p>
      <text:p text:style-name="P19"/>
      <text:p text:style-name="P30">8. Why are int and double set as the default data types for integer literals and floating point literals respectively in Java? Could you elucidate the rationale behind this design decision?</text:p>
      <text:p text:style-name="P22"/>
      <text:p text:style-name="P37"><text:span text:style-name="Source_20_Text"><text:span text:style-name="T64">int</text:span></text:span><text:span text:style-name="T64"> as the Default Data Type for Integer Literals: The </text:span><text:span text:style-name="Source_20_Text"><text:span text:style-name="T64">int</text:span></text:span><text:span text:style-name="T64"> data type in Java is a 32-bit signed integer type. On most modern processors, the native word size (the size of the processor's registers) is also </text:span><text:soft-page-break/><text:span text:style-name="T64">32 bits or larger. As a result, operations involving 32-bit integers (such as addition,</text:span> <text:span text:style-name="T5">subtraction, multiplication, and division) can be performed efficiently by the processor in a single operation.</text:span></text:p>
      <text:p text:style-name="P37"><text:span text:style-name="T64">Additionally, many computer architectures are optimized for handling 32-bit integer arithmetic, making </text:span><text:span text:style-name="Source_20_Text"><text:span text:style-name="T64">int</text:span></text:span><text:span text:style-name="T64"> calculations very fast and efficient. Storing and processing integers in a 32-bit format is also memory-efficient and aligns well with the memory alignment constraints on most systems.</text:span></text:p>
      <text:p text:style-name="P40"><text:span text:style-name="T64">Since </text:span><text:span text:style-name="Source_20_Text"><text:span text:style-name="T64">int</text:span></text:span><text:span text:style-name="T64"> is the most commonly used integer type, making it the default data type for integer literals in Java results in concise code and avoids the need for explicit type declarations in many situations. This enhances code readability and reduces the risk of introducing errors related to type conversions.</text:span></text:p>
      <text:p text:style-name="P40"><text:span text:style-name="Source_20_Text"><text:span text:style-name="T65"/></text:span></text:p>
      <text:p text:style-name="P37"><text:span text:style-name="Source_20_Text"><text:span text:style-name="T35">D</text:span></text:span><text:span text:style-name="Source_20_Text"><text:span text:style-name="T34">ouble</text:span></text:span><text:span text:style-name="T34"> as the Default Data Type for Floating-Point Literals: The </text:span><text:span text:style-name="Source_20_Text"><text:span text:style-name="T34">double</text:span></text:span><text:span text:style-name="T34"> data type in Java is a 64-bit double-precision floating-point type. Unlike integers, floating-point operations involve more complex calculations, such as handling fractions and approximations. However, many modern processors have specialized hardware support for double-precision floating-point arithmetic, making </text:span><text:span text:style-name="Source_20_Text"><text:span text:style-name="T34">double</text:span></text:span><text:span text:style-name="T34"> operations fast and efficient. Double-precision arithmetic is commonly used in scientific calculations, financial applications, and simulations where higher precision is required. The wider range and increased precision provided by double-precision floating-point numbers make them more suitable for representing a broader spectrum of real-world values. By using </text:span><text:span text:style-name="Source_20_Text"><text:span text:style-name="T34">double</text:span></text:span><text:span text:style-name="T34"> as the default data type for floating-point literals, Java encourages developers to use higher precision by default, which can be beneficial in many mathematical and scientific contexts. This choice also aligns with the IEEE 754 standard for floating-point representation, ensuring consistency across platforms.</text:span></text:p>
      <text:p text:style-name="P22"/>
      <text:p text:style-name="P29">9. Why does implicit narrowing primitive conversion only take place among byte , char , int , and short ?</text:p>
      <text:p text:style-name="P26"/>
      <text:p text:style-name="P31"><text:span text:style-name="T67">I</text:span><text:span text:style-name="T36">n Java, implicit narrowing primitive conversion is limited to the data types byte, char, int, and short because these types have sizes smaller than int, the default integral type in Java (32 bits). </text:span><text:span text:style-name="T37">This kind of</text:span><text:span text:style-name="T34"> conversion can take place </text:span><text:span text:style-name="T37">logically</text:span><text:span text:style-name="T34"> among these data types because their sizes are compatible for representing values within their respective ranges. For example, an int value can fit into a short or a byte because the short and byte data types have sufficient bits to represent the smaller range of values that an int can hold. </text:span><text:span text:style-name="T38">T</text:span><text:span text:style-name="T36">his restriction ensures data type consistency and helps prevent unintentional data loss when converting between different types. By allowing implicit narrowing only among these compatible types, Java encourages developers to be more explicit about narrowing conversions and forces them to consider potential data loss. This design decision also enhances code clarity and consistency by identifying situations where narrowing conversion is taking place between data types of similar sizes. For conversions involving larger data types like int, long, or double to smaller types, explicit casting is required to acknowledge the possibility of data loss, promoting safer and more intentional handling of data type conversions in Java programs.</text:span></text:p>
      <text:list xml:id="list220005439144935" text:continue-numbering="true" text:style-name="L5">
        <text:list-header>
          <text:p text:style-name="P21"/>
        </text:list-header>
      </text:list>
      <text:p text:style-name="P28">10. Explain “Widening and Narrowing Primitive Conversion”. Why isn't the conversion from short to char classified as Widening and Narrowing Primitive Conversion?</text:p>
      <text:p text:style-name="P25"/>
      <text:p text:style-name="P49"><text:span text:style-name="T10">The conversion</text:span><text:span text:style-name="T8">s</text:span><text:span text:style-name="T10"> </text:span><text:span text:style-name="T8">which </text:span><text:span text:style-name="T10">combine both widening and narrowing primitive conversions </text:span><text:span text:style-name="T8">can be identified as the </text:span><text:span text:style-name="T10">Widening and Narrowing Primitive Conversion</text:span><text:span text:style-name="T8">s.</text:span></text:p>
      <text:p text:style-name="P49"><text:bookmark text:name="jls-5.1.4-100-A"/><text:span text:style-name="Source_20_Text"><text:span text:style-name="T8">EX : </text:span></text:span><text:span text:style-name="Source_20_Text"><text:span text:style-name="T7">byte </text:span></text:span><text:span text:style-name="T7">to </text:span><text:span text:style-name="Source_20_Text"><text:span text:style-name="T7">char </text:span></text:span><text:span text:style-name="Source_20_Text"><text:span text:style-name="T8">conversation - </text:span></text:span><text:span text:style-name="T7">First, the </text:span><text:span text:style-name="Source_20_Text"><text:span text:style-name="T7">byte </text:span></text:span><text:span text:style-name="T7">is converted to an </text:span><text:span text:style-name="Source_20_Text"><text:span text:style-name="T7">int </text:span></text:span><text:span text:style-name="T7">via widening primitive conversion, and then the resulting </text:span><text:span text:style-name="Source_20_Text"><text:span text:style-name="T7">int </text:span></text:span><text:span text:style-name="T7">is converted to a </text:span><text:span text:style-name="Source_20_Text"><text:span text:style-name="T7">char </text:span></text:span><text:span text:style-name="T7">by narrowing primitive conversion</text:span><text:span text:style-name="T8">s. Here all the conditions for implicit narrowing primitive conversions are applied as usual.</text:span></text:p>
      <text:p text:style-name="Standard"><text:span text:style-name="T64">The conversion from </text:span><text:span text:style-name="Source_20_Text"><text:span text:style-name="T64">short</text:span></text:span><text:span text:style-name="T64"> to </text:span><text:span text:style-name="Source_20_Text"><text:span text:style-name="T64">char</text:span></text:span><text:span text:style-name="T64"> in Java is classified as a special conversion rather than a widening or narrowing primitive conversion. </text:span><text:span text:style-name="T66">Because</text:span><text:span text:style-name="T64"> both </text:span><text:span text:style-name="Source_20_Text"><text:span text:style-name="T64">short</text:span></text:span><text:span text:style-name="T64"> and </text:span><text:span text:style-name="Source_20_Text"><text:span text:style-name="T64">char</text:span></text:span><text:span text:style-name="T64"> being 16-bit data types, </text:span><text:soft-page-break/><text:span text:style-name="T64">their ranges and interpretations differ. </text:span><text:span text:style-name="Source_20_Text"><text:span text:style-name="T64">short</text:span></text:span><text:span text:style-name="T64"> is a signed 16-bit integer type representing positive and negative values, whereas </text:span><text:span text:style-name="Source_20_Text"><text:span text:style-name="T64">char</text:span></text:span><text:span text:style-name="T64"> is an unsigned 16-bit integer type representing Unicode characters w</text:span><text:span text:style-name="T34">ith non-negative values. When converting from </text:span><text:span text:style-name="Source_20_Text"><text:span text:style-name="T34">short</text:span></text:span><text:span text:style-name="T34"> to </text:span><text:span text:style-name="Source_20_Text"><text:span text:style-name="T34">char</text:span></text:span><text:span text:style-name="T34">, the conversion involves changing the interpretation of the underlying bits rather than simply resizing the data. As a result, the conversion is considered special, as it maps </text:span><text:span text:style-name="Source_20_Text"><text:span text:style-name="T34">short</text:span></text:span><text:span text:style-name="T34"> values directly to </text:span><text:span text:style-name="Source_20_Text"><text:span text:style-name="T34">char</text:span></text:span><text:span text:style-name="T34">, preserving the range but potentially resulting in different character representations, particularly for negative values. Because of this specific mapping between </text:span><text:span text:style-name="Source_20_Text"><text:span text:style-name="T34">short</text:span></text:span><text:span text:style-name="T34"> and </text:span><text:span text:style-name="Source_20_Text"><text:span text:style-name="T34">char</text:span></text:span><text:span text:style-name="T34">, the conversion is considered a special conversion rather than a typical widening or narrowing primitive conversion.</text:span></text:p>
      <text:p text:style-name="P33"/>
      <text:p text:style-name="Standard"/>
      <text:p text:style-name="P25"/>
      <text:p text:style-name="P37"/>
      <text:p text:style-name="P37"/>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tab/><text:tab/><text:tab/><text:tab/><text:tab/><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6:27:48.470101417</meta:creation-date>
    <meta:generator>LibreOffice/7.3.7.2$Linux_X86_64 LibreOffice_project/30$Build-2</meta:generator>
    <dc:date>2023-07-31T22:00:03.344267314</dc:date>
    <meta:editing-duration>PT1H38M53S</meta:editing-duration>
    <meta:editing-cycles>9</meta:editing-cycles>
    <meta:document-statistic meta:table-count="0" meta:image-count="0" meta:object-count="0" meta:page-count="5" meta:paragraph-count="65" meta:word-count="1960" meta:character-count="12733" meta:non-whitespace-character-count="10712"/>
  </office:meta>
</office:document-meta>
</file>